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1" fo:font-size="10pt" officeooo:rsid="001cc409" officeooo:paragraph-rsid="001cc409" style:font-size-asian="10pt" style:font-size-complex="10pt"/>
    </style:style>
    <style:style style:name="P2" style:family="paragraph" style:parent-style-name="Standard">
      <style:text-properties style:font-name="Liberation Sans1" fo:font-size="10pt" officeooo:rsid="001cc409" officeooo:paragraph-rsid="001dc3a3" style:font-size-asian="10pt" style:font-size-complex="10pt"/>
    </style:style>
    <style:style style:name="P3" style:family="paragraph" style:parent-style-name="Standard">
      <style:text-properties style:font-name="Liberation Sans1" fo:font-size="10pt" officeooo:rsid="001d2994" officeooo:paragraph-rsid="001dc3a3" style:font-size-asian="10pt" style:font-size-complex="10pt"/>
    </style:style>
    <style:style style:name="P4" style:family="paragraph" style:parent-style-name="Standard">
      <style:text-properties style:font-name="Liberation Sans1" fo:font-size="10pt" officeooo:rsid="001dc3a3" officeooo:paragraph-rsid="001dc3a3" style:font-size-asian="10pt" style:font-size-complex="10pt"/>
    </style:style>
    <style:style style:name="P5" style:family="paragraph" style:parent-style-name="Standard">
      <style:text-properties style:font-name="Liberation Sans1" fo:font-size="10pt" officeooo:rsid="002122b2" officeooo:paragraph-rsid="002122b2" style:font-size-asian="10pt" style:font-size-complex="10pt"/>
    </style:style>
    <style:style style:name="P6" style:family="paragraph" style:parent-style-name="Standard">
      <style:text-properties style:font-name="Liberation Sans1" fo:font-size="10pt" officeooo:rsid="001cc409" officeooo:paragraph-rsid="001cc409" style:font-name-asian="Noto Sans CJK SC Regular" style:font-size-asian="10pt" style:font-name-complex="FreeSans1" style:font-size-complex="10pt"/>
    </style:style>
    <style:style style:name="P7" style:family="paragraph" style:parent-style-name="Standard">
      <style:text-properties style:font-name="Liberation Sans1" fo:font-size="10pt" officeooo:rsid="001cc409" officeooo:paragraph-rsid="001dc3a3" style:font-name-asian="Noto Sans CJK SC Regular" style:font-size-asian="10pt" style:font-name-complex="FreeSans1" style:font-size-complex="10pt"/>
    </style:style>
    <style:style style:name="P8" style:family="paragraph" style:parent-style-name="Standard">
      <style:text-properties style:font-name="Liberation Sans1" fo:font-size="10pt" officeooo:rsid="001cc409" officeooo:paragraph-rsid="001d2994" style:font-name-asian="Noto Sans CJK SC Regular" style:font-size-asian="10pt" style:font-name-complex="FreeSans1" style:font-size-complex="10pt"/>
    </style:style>
    <style:style style:name="P9" style:family="paragraph" style:parent-style-name="Standard">
      <style:text-properties style:font-name="Liberation Sans1" fo:font-size="10pt" officeooo:rsid="001cc409" officeooo:paragraph-rsid="002122b2" style:font-name-asian="Noto Sans CJK SC Regular" style:font-size-asian="10pt" style:font-name-complex="FreeSans1" style:font-size-complex="10pt"/>
    </style:style>
    <style:style style:name="P10" style:family="paragraph" style:parent-style-name="Standard">
      <style:text-properties style:font-name="Liberation Sans1" fo:font-size="10pt" officeooo:rsid="001d2994" officeooo:paragraph-rsid="001dc3a3" style:font-name-asian="Noto Sans CJK SC Regular" style:font-size-asian="10pt" style:font-name-complex="FreeSans1" style:font-size-complex="10pt"/>
    </style:style>
    <style:style style:name="P11" style:family="paragraph" style:parent-style-name="Standard">
      <style:text-properties style:font-name="Liberation Sans1" fo:font-size="10pt" officeooo:rsid="001d2994" officeooo:paragraph-rsid="001d2994" style:font-name-asian="Noto Sans CJK SC Regular" style:font-size-asian="10pt" style:font-name-complex="FreeSans1" style:font-size-complex="10pt"/>
    </style:style>
    <style:style style:name="P12" style:family="paragraph" style:parent-style-name="Standard">
      <style:text-properties style:font-name="Liberation Sans1" fo:font-size="10pt" officeooo:rsid="002122b2" officeooo:paragraph-rsid="002122b2" style:font-name-asian="Noto Sans CJK SC Regular" style:font-size-asian="10pt" style:font-name-complex="FreeSans1" style:font-size-complex="10pt"/>
    </style:style>
    <style:style style:name="P13" style:family="paragraph" style:parent-style-name="Standard">
      <style:text-properties style:font-name="Liberation Sans1" fo:font-size="10pt" officeooo:rsid="001dc3a3" officeooo:paragraph-rsid="001dc3a3" style:font-name-asian="Noto Sans CJK SC Regular" style:font-size-asian="10pt" style:font-name-complex="FreeSans1" style:font-size-complex="10pt"/>
    </style:style>
    <style:style style:name="P14" style:family="paragraph" style:parent-style-name="Standard">
      <style:text-properties style:font-name="Liberation Sans1" fo:font-size="10pt" officeooo:rsid="00228ea2" officeooo:paragraph-rsid="00228ea2" style:font-name-asian="Noto Sans CJK SC Regular" style:font-size-asian="10pt" style:font-name-complex="FreeSans1" style:font-size-complex="10pt"/>
    </style:style>
    <style:style style:name="P15" style:family="paragraph" style:parent-style-name="Standard">
      <style:paragraph-properties fo:break-before="page"/>
      <style:text-properties style:font-name="Liberation Sans1" fo:font-size="10pt" officeooo:rsid="00228ea2" officeooo:paragraph-rsid="00228ea2" style:font-name-asian="Noto Sans CJK SC Regular" style:font-size-asian="10pt" style:font-name-complex="FreeSans1" style:font-size-complex="10pt"/>
    </style:style>
    <style:style style:name="P16" style:family="paragraph" style:parent-style-name="Standard">
      <style:text-properties style:font-name="Liberation Sans1" fo:font-size="10pt" officeooo:rsid="00228ea2" officeooo:paragraph-rsid="0024815b" style:font-name-asian="Noto Sans CJK SC Regular" style:font-size-asian="10pt" style:font-name-complex="FreeSans1" style:font-size-complex="10pt"/>
    </style:style>
    <style:style style:name="P17" style:family="paragraph" style:parent-style-name="Standard">
      <style:text-properties style:font-name="Liberation Sans1" fo:font-size="10pt" officeooo:rsid="00228ea2" officeooo:paragraph-rsid="0027ff0f" style:font-name-asian="Noto Sans CJK SC Regular" style:font-size-asian="10pt" style:font-name-complex="FreeSans1" style:font-size-complex="10pt"/>
    </style:style>
    <style:style style:name="P18" style:family="paragraph" style:parent-style-name="Standard">
      <style:text-properties style:font-name="Liberation Sans1" fo:font-size="10pt" officeooo:rsid="0027ff0f" officeooo:paragraph-rsid="0027ff0f" style:font-name-asian="Noto Sans CJK SC Regular" style:font-size-asian="10pt" style:font-name-complex="FreeSans1" style:font-size-complex="10pt"/>
    </style:style>
    <style:style style:name="P19" style:family="paragraph" style:parent-style-name="Standard" style:list-style-name="L1">
      <style:text-properties style:font-name="Liberation Sans1" fo:font-size="10pt" officeooo:paragraph-rsid="001cc409" style:font-size-asian="10pt" style:font-size-complex="10pt"/>
    </style:style>
    <style:style style:name="P20" style:family="paragraph" style:parent-style-name="Standard">
      <style:text-properties style:font-name="Liberation Sans1" fo:font-size="10pt" officeooo:rsid="001cc409" officeooo:paragraph-rsid="001cc409" style:font-size-asian="10pt" style:font-size-complex="10pt"/>
    </style:style>
    <style:style style:name="P21" style:family="paragraph" style:parent-style-name="Standard">
      <style:text-properties style:font-name="Liberation Sans1" fo:font-size="10pt" officeooo:rsid="0028b339" officeooo:paragraph-rsid="0028b339" style:font-size-asian="10pt" style:font-size-complex="10pt"/>
    </style:style>
    <style:style style:name="P22" style:family="paragraph" style:parent-style-name="Standard">
      <style:text-properties style:font-name="Liberation Sans1" fo:font-size="10pt" officeooo:rsid="0027ff0f" officeooo:paragraph-rsid="0027ff0f" style:font-name-asian="Noto Sans CJK SC Regular" style:font-size-asian="10pt" style:font-name-complex="FreeSans1" style:font-size-complex="10pt"/>
    </style:style>
    <style:style style:name="P23" style:family="paragraph" style:parent-style-name="Standard">
      <style:text-properties style:font-name="Liberation Sans1" fo:font-size="10pt" fo:font-style="normal" officeooo:rsid="0028b339" officeooo:paragraph-rsid="0028b339" style:font-size-asian="10pt" style:font-style-asian="normal" style:font-size-complex="10pt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asian="Noto Sans CJK SC Regular" style:font-name-complex="FreeSans1"/>
    </style:style>
    <style:style style:name="T3" style:family="text">
      <style:text-properties style:text-position="super 58%" officeooo:rsid="001cc409" style:font-name-asian="Noto Sans CJK SC Regular" style:font-name-complex="FreeSans1"/>
    </style:style>
    <style:style style:name="T4" style:family="text">
      <style:text-properties style:text-position="super 58%" officeooo:rsid="001d2994" style:font-name-asian="Noto Sans CJK SC Regular" style:font-name-complex="FreeSans1"/>
    </style:style>
    <style:style style:name="T5" style:family="text">
      <style:text-properties style:text-position="super 58%" officeooo:rsid="001cc409"/>
    </style:style>
    <style:style style:name="T6" style:family="text">
      <style:text-properties style:text-position="super 58%" officeooo:rsid="001d2994"/>
    </style:style>
    <style:style style:name="T7" style:family="text">
      <style:text-properties style:text-position="super 58%" style:font-name="Liberation Sans" style:font-name-asian="Liberation Sans" style:font-name-complex="Liberation Sans"/>
    </style:style>
    <style:style style:name="T8" style:family="text">
      <style:text-properties style:text-position="super 58%" style:font-name="Liberation Sans" fo:font-style="italic" style:font-name-asian="Liberation Sans" style:font-style-asian="italic" style:font-name-complex="Liberation Sans" style:font-style-complex="italic"/>
    </style:style>
    <style:style style:name="T9" style:family="text">
      <style:text-properties style:text-position="0% 100%" style:font-name-asian="Noto Sans CJK SC Regular" style:font-name-complex="FreeSans1"/>
    </style:style>
    <style:style style:name="T10" style:family="text">
      <style:text-properties style:text-position="0% 100%" officeooo:rsid="001dc3a3" style:font-name-asian="Noto Sans CJK SC Regular" style:font-name-complex="FreeSans1"/>
    </style:style>
    <style:style style:name="T11" style:family="text">
      <style:text-properties style:font-name-asian="Noto Sans" style:font-name-complex="Noto Sans"/>
    </style:style>
    <style:style style:name="T12" style:family="text">
      <style:text-properties officeooo:rsid="001cc409" style:font-name-asian="Noto Sans" style:font-name-complex="Noto Sans"/>
    </style:style>
    <style:style style:name="T13" style:family="text">
      <style:text-properties style:font-name-asian="Noto Sans CJK SC Regular" style:font-name-complex="FreeSans1"/>
    </style:style>
    <style:style style:name="T14" style:family="text">
      <style:text-properties officeooo:rsid="001cc409" style:font-name-asian="Noto Sans CJK SC Regular" style:font-name-complex="FreeSans1"/>
    </style:style>
    <style:style style:name="T15" style:family="text">
      <style:text-properties officeooo:rsid="001d2994" style:font-name-asian="Noto Sans CJK SC Regular" style:font-name-complex="FreeSans1"/>
    </style:style>
    <style:style style:name="T16" style:family="text">
      <style:text-properties officeooo:rsid="001dc3a3" style:font-name-asian="Noto Sans CJK SC Regular" style:font-name-complex="FreeSans1"/>
    </style:style>
    <style:style style:name="T17" style:family="text">
      <style:text-properties officeooo:rsid="002122b2" style:font-name-asian="Noto Sans CJK SC Regular" style:font-name-complex="FreeSans1"/>
    </style:style>
    <style:style style:name="T18" style:family="text">
      <style:text-properties officeooo:rsid="00228ea2"/>
    </style:style>
    <style:style style:name="T19" style:family="text">
      <style:text-properties officeooo:rsid="001cc409"/>
    </style:style>
    <style:style style:name="T20" style:family="text">
      <style:text-properties officeooo:rsid="0024815b"/>
    </style:style>
    <style:style style:name="T21" style:family="text">
      <style:text-properties style:font-name="Liberation Sans" officeooo:rsid="0024815b" style:font-name-asian="Liberation Sans" style:font-name-complex="Liberation Sans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probar que Fib(n) = (Φ<text:span text:style-name="T1">n</text:span> – ψ<text:span text:style-name="T1">n</text:span>)/<text:span text:style-name="T11">√</text:span><text:span text:style-name="T13">5 por inducción, siendo Φ = (1 + </text:span><text:span text:style-name="T11">√</text:span><text:span text:style-name="T13">5)/2 y ψ = (1 - </text:span><text:span text:style-name="T11">√</text:span><text:span text:style-name="T13">5)/2</text:span></text:p>
      <text:p text:style-name="P6"/>
      <text:p text:style-name="P1"><text:span text:style-name="T13">Primeramente se prueban los valores </text:span><text:span text:style-name="T17">iniciales de la serie</text:span><text:span text:style-name="T13">:</text:span></text:p>
      <text:list xml:id="list1413203984" text:style-name="L1">
        <text:list-item>
          <text:p text:style-name="P19"><text:span text:style-name="T14">Fib(0) = (Φ</text:span><text:span text:style-name="T3">0</text:span><text:span text:style-name="T14"> – ψ</text:span><text:span text:style-name="T3">0</text:span><text:span text:style-name="T14">)/</text:span><text:span text:style-name="T12">√</text:span><text:span text:style-name="T14">5 = 0</text:span></text:p>
        </text:list-item>
        <text:list-item>
          <text:p text:style-name="P19"><text:span text:style-name="T14">Fib(1) = (Φ</text:span><text:span text:style-name="T3">1</text:span><text:span text:style-name="T14"> – ψ</text:span><text:span text:style-name="T3">1</text:span><text:span text:style-name="T14">)/</text:span><text:span text:style-name="T12">√</text:span><text:span text:style-name="T14">5 = 1</text:span></text:p>
        </text:list-item>
        <text:list-item>
          <text:p text:style-name="P19"><text:span text:style-name="T14">Fib(2) = (Φ</text:span><text:span text:style-name="T3">2</text:span><text:span text:style-name="T14"> – ψ</text:span><text:span text:style-name="T3">2</text:span><text:span text:style-name="T14">)/</text:span><text:span text:style-name="T12">√</text:span><text:span text:style-name="T14">5 = 1</text:span></text:p>
        </text:list-item>
      </text:list>
      <text:p text:style-name="P6"/>
      <text:p text:style-name="P1"><text:span text:style-name="T17">Verificándose</text:span><text:span text:style-name="T13"> que Fib(2) = Fib(1) + Fib(0)</text:span></text:p>
      <text:p text:style-name="P6"/>
      <text:p text:style-name="P7">Ahora se formula esta hipótesis:</text:p>
      <text:p text:style-name="P7"/>
      <text:p text:style-name="P2"><text:span text:style-name="T13"><text:tab/>Fib(</text:span><text:span text:style-name="T15">n</text:span><text:span text:style-name="T13">) = (Φ</text:span><text:span text:style-name="T4">n</text:span><text:span text:style-name="T13"> – ψ</text:span><text:span text:style-name="T4">n</text:span><text:span text:style-name="T13">)/</text:span><text:span text:style-name="T11">√</text:span><text:span text:style-name="T13">5</text:span></text:p>
      <text:p text:style-name="P8"/>
      <text:p text:style-name="P10">Y vamos a probar la tesis:</text:p>
      <text:p text:style-name="P10"/>
      <text:p text:style-name="P3"><text:span text:style-name="T14"><text:tab/>Fib(</text:span><text:span text:style-name="T13">n+1</text:span><text:span text:style-name="T14">) = (Φ</text:span><text:span text:style-name="T2">n+1</text:span><text:span text:style-name="T14"> – ψ</text:span><text:span text:style-name="T2">n+1</text:span><text:span text:style-name="T14">)/</text:span><text:span text:style-name="T12">√</text:span><text:span text:style-name="T14">5</text:span></text:p>
      <text:p text:style-name="P7"/>
      <text:p text:style-name="P12">Aplicando la definición de la serie de Fibonacci, tenemos que:</text:p>
      <text:p text:style-name="P12"/>
      <text:p text:style-name="P5"><text:span text:style-name="T13"><text:tab/></text:span><text:span text:style-name="T14">Fib(</text:span><text:span text:style-name="T15">n+1</text:span><text:span text:style-name="T14">) </text:span><text:span text:style-name="T15">= </text:span><text:span text:style-name="T14">Fib(</text:span><text:span text:style-name="T15">n</text:span><text:span text:style-name="T14">) + Fib(</text:span><text:span text:style-name="T15">n–1</text:span><text:span text:style-name="T14">)</text:span></text:p>
      <text:p text:style-name="P9"/>
      <text:p text:style-name="P5"><text:span text:style-name="T14">D</text:span><text:span text:style-name="T13">ebemos probar, por consiguiente, que:</text:span></text:p>
      <text:p text:style-name="P12"/>
      <text:p text:style-name="P5"><text:span text:style-name="T13"><text:tab/></text:span><text:span text:style-name="T14">(Φ</text:span><text:span text:style-name="T4">n+1</text:span><text:span text:style-name="T14"> – ψ</text:span><text:span text:style-name="T4">n+1</text:span><text:span text:style-name="T14">)/</text:span><text:span text:style-name="T12">√</text:span><text:span text:style-name="T14">5 </text:span><text:span text:style-name="T15">= </text:span><text:span text:style-name="T14">(Φ</text:span><text:span text:style-name="T4">n</text:span><text:span text:style-name="T14"> – ψ</text:span><text:span text:style-name="T4">n</text:span><text:span text:style-name="T14">)/</text:span><text:span text:style-name="T12">√</text:span><text:span text:style-name="T14">5 </text:span><text:span text:style-name="T15">+ </text:span><text:span text:style-name="T14">(Φ</text:span><text:span text:style-name="T4">n-1</text:span><text:span text:style-name="T14"> – ψ</text:span><text:span text:style-name="T4">n-1</text:span><text:span text:style-name="T14">)/</text:span><text:span text:style-name="T12">√</text:span><text:span text:style-name="T14">5</text:span></text:p>
      <text:p text:style-name="P8"/>
      <text:p text:style-name="P3"><text:span text:style-name="T14">S</text:span><text:span text:style-name="T13">implificando denominadores:</text:span></text:p>
      <text:p text:style-name="P10"/>
      <text:p text:style-name="P3"><text:span text:style-name="T14"><text:tab/>Φ</text:span><text:span text:style-name="T2">n+1</text:span><text:span text:style-name="T14"> – ψ</text:span><text:span text:style-name="T2">n+1</text:span><text:span text:style-name="T14"> </text:span><text:span text:style-name="T13">= </text:span><text:span text:style-name="T14">Φ</text:span><text:span text:style-name="T2">n</text:span><text:span text:style-name="T14"> – ψ</text:span><text:span text:style-name="T2">n</text:span><text:span text:style-name="T14"> </text:span><text:span text:style-name="T13">+ </text:span><text:span text:style-name="T14">Φ</text:span><text:span text:style-name="T2">n-1</text:span><text:span text:style-name="T14"> – ψ</text:span><text:span text:style-name="T2">n-1</text:span></text:p>
      <text:p text:style-name="P8"/>
      <text:p text:style-name="P3"><text:span text:style-name="T14">P</text:span><text:span text:style-name="T13">asando </text:span><text:span text:style-name="T14">Φ </text:span><text:span text:style-name="T13">a un lado y </text:span><text:span text:style-name="T14">ψ </text:span><text:span text:style-name="T13">al otro:</text:span></text:p>
      <text:p text:style-name="P10"/>
      <text:p text:style-name="P3"><text:span text:style-name="T14"><text:tab/>Φ</text:span><text:span text:style-name="T2">n+1</text:span><text:span text:style-name="T14"> – Φ</text:span><text:span text:style-name="T2">n</text:span><text:span text:style-name="T14"> </text:span><text:span text:style-name="T13">– </text:span><text:span text:style-name="T14">Φ</text:span><text:span text:style-name="T2">n-1 </text:span><text:span text:style-name="T13">= </text:span><text:span text:style-name="T14">ψ</text:span><text:span text:style-name="T2">n+1</text:span><text:span text:style-name="T14"> – ψ</text:span><text:span text:style-name="T2">n</text:span><text:span text:style-name="T14"> – ψ</text:span><text:span text:style-name="T2">n-1</text:span></text:p>
      <text:p text:style-name="P11"/>
      <text:p text:style-name="P3"><text:span text:style-name="T13">Sacando múltiplo común </text:span><text:span text:style-name="T14">Φ</text:span><text:span text:style-name="T2">n</text:span><text:span text:style-name="T13"> a un lado y </text:span><text:span text:style-name="T14">ψ</text:span><text:span text:style-name="T2">n</text:span><text:span text:style-name="T13"> a</text:span><text:span text:style-name="T16">l</text:span><text:span text:style-name="T13"> otro:</text:span></text:p>
      <text:p text:style-name="P10"/>
      <text:p text:style-name="P3"><text:span text:style-name="T14"><text:tab/>Φ</text:span><text:span text:style-name="T2">n</text:span><text:span text:style-name="T9"> </text:span><text:span text:style-name="T16">(</text:span><text:span text:style-name="T14">Φ – </text:span><text:span text:style-name="T16">1</text:span><text:span text:style-name="T14"> </text:span><text:span text:style-name="T13">– </text:span><text:span text:style-name="T16">1/</text:span><text:span text:style-name="T14">Φ</text:span><text:span text:style-name="T16">) =</text:span><text:span text:style-name="T13"> </text:span><text:span text:style-name="T14">ψ</text:span><text:span text:style-name="T2">n</text:span><text:span text:style-name="T13"> </text:span><text:span text:style-name="T16">(</text:span><text:span text:style-name="T14">ψ – </text:span><text:span text:style-name="T16">1</text:span><text:span text:style-name="T14"> – </text:span><text:span text:style-name="T16">1/</text:span><text:span text:style-name="T14">ψ</text:span><text:span text:style-name="T10">)</text:span></text:p>
      <text:p text:style-name="P11"/>
      <text:p text:style-name="P13">Lo que queda demostrado para cualquier valor de n, puesto que:</text:p>
      <text:p text:style-name="P13"/>
      <text:p text:style-name="P4"><text:span text:style-name="T14"><text:tab/>Φ – </text:span><text:span text:style-name="T13">1</text:span><text:span text:style-name="T14"> </text:span><text:span text:style-name="T15">– </text:span><text:span text:style-name="T13">1/</text:span><text:span text:style-name="T14">Φ </text:span><text:span text:style-name="T13">= 0, y</text:span></text:p>
      <text:p text:style-name="P4"><text:span text:style-name="T14"><text:tab/>ψ – </text:span><text:span text:style-name="T13">1</text:span><text:span text:style-name="T14"> – </text:span><text:span text:style-name="T13">1/</text:span><text:span text:style-name="T14">ψ </text:span><text:span text:style-name="T13">= 0</text:span></text:p>
      <text:p text:style-name="P13"/>
      <text:p text:style-name="P15">Vamos a probar que Fib(n) es el entero más próximo a <text:span text:style-name="T19">Φ</text:span><text:span text:style-name="T5">n</text:span><text:span text:style-name="T19">/</text:span><text:span text:style-name="T12">√</text:span><text:span text:style-name="T19">5, </text:span>siendo <text:span text:style-name="T19">Φ = (1 + </text:span><text:span text:style-name="T12">√</text:span><text:span text:style-name="T19">5)/2</text:span></text:p>
      <text:p text:style-name="P14"/>
      <text:p text:style-name="P14">Utilizaremos la expresión demostrada en el apartado anterior:</text:p>
      <text:p text:style-name="P14"/>
      <text:p text:style-name="P17"><text:span text:style-name="T19"><text:tab/>Fib(n) = (Φ</text:span><text:span text:style-name="T6">n</text:span><text:span text:style-name="T19"> – ψ</text:span><text:span text:style-name="T6">n</text:span><text:span text:style-name="T19">)/</text:span><text:span text:style-name="T12">√</text:span><text:span text:style-name="T19">5 </text:span>= <text:span text:style-name="T19">Φ</text:span><text:span text:style-name="T6">n</text:span><text:span text:style-name="T19">/</text:span><text:span text:style-name="T12">√</text:span><text:span text:style-name="T19">5 – ψ</text:span><text:span text:style-name="T6">n</text:span><text:span text:style-name="T19">/</text:span><text:span text:style-name="T12">√</text:span><text:span text:style-name="T19">5, siendo ψ = (1 - </text:span><text:span text:style-name="T12">√</text:span><text:span text:style-name="T19">5)/2</text:span></text:p>
      <text:p text:style-name="P14"/>
      <text:p text:style-name="P14">Según la expresión anterior, para que Fib(n) sea el entero más próximo a <text:span text:style-name="T19">Φ</text:span><text:span text:style-name="T5">n</text:span><text:span text:style-name="T19">/</text:span><text:span text:style-name="T12">√</text:span><text:span text:style-name="T19">5, </text:span>es condición necesaria y suficiente que:</text:p>
      <text:p text:style-name="P14"/>
      <text:p text:style-name="P14"><text:tab/>|<text:span text:style-name="T19">ψ</text:span><text:span text:style-name="T6">n</text:span><text:span text:style-name="T19">/</text:span><text:span text:style-name="T12">√</text:span><text:span text:style-name="T19">5</text:span>| &lt; <text:span text:style-name="T20">1/2</text:span>, ∀<text:span text:style-name="T20">n </text:span><text:span text:style-name="T21">≥</text:span><text:span text:style-name="T20"> 0</text:span></text:p>
      <text:p text:style-name="P14"/>
      <text:p text:style-name="P14">Desarrollando la desigualdad anterior:</text:p>
      <text:p text:style-name="P14"/>
      <text:p text:style-name="P16"><text:tab/>|<text:span text:style-name="T19">ψ</text:span><text:span text:style-name="T6">n</text:span>| &lt; <text:span text:style-name="T12">√</text:span><text:span text:style-name="T19">5/</text:span>2, ∀<text:span text:style-name="T20">n </text:span><text:span text:style-name="T21">≥</text:span><text:span text:style-name="T20"> 0</text:span></text:p>
      <text:p text:style-name="P16"/>
      <text:p text:style-name="P18">Lo cual es cierto puesto que <text:span text:style-name="T18">|ψ</text:span><text:span text:style-name="T6">n</text:span><text:span text:style-name="T18">| </text:span>es una serie decreciente cuyo valor máximo se produce para n=0:</text:p>
      <text:p text:style-name="P18"/>
      <text:p text:style-name="P18"><text:tab/><text:span text:style-name="T18">|ψ</text:span><text:span text:style-name="T1">0</text:span><text:span text:style-name="T18">| </text:span>= 1 <text:span text:style-name="T18">&lt; </text:span><text:span text:style-name="T12">√</text:span><text:span text:style-name="T19">5/2</text:span></text:p>
      <text:p text:style-name="P18"/>
      <text:p text:style-name="P18"><text:tab/>lim <text:span text:style-name="T18">|ψ</text:span><text:span text:style-name="T6">n</text:span><text:span text:style-name="T18">| </text:span>= 0 &lt; <text:span text:style-name="T12">√</text:span><text:span text:style-name="T19">5/2</text:span></text:p>
      <text:p text:style-name="P18"><text:tab/><text:span text:style-name="T1">n→</text:span><text:span text:style-name="T7">∞</text:span></text:p>
      <text:p text:style-name="P18"><text:span text:style-name="T7"/></text:p>
      <text:p text:style-name="P21"><text:span text:style-name="T22">(Solution provided by Rafael Casar Asuar)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, 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Casar</meta:initial-creator>
    <meta:creation-date>2019-10-23T18:57:15.415447535</meta:creation-date>
    <dc:date>2022-10-09T19:50:52.369432093</dc:date>
    <meta:editing-duration>PT19M45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35" meta:word-count="286" meta:character-count="1455" meta:non-whitespace-character-count="1167"/>
  </office:meta>
</office:document-meta>
</file>